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6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 Mono1" fo:font-size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buntu Mono1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Ubuntu Mono1" fo:font-size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Ubuntu Mono1" fo:font-size="44pt" style:font-size-asian="44pt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ono1"/>
    </style:style>
    <style:style style:name="T5" style:family="text">
      <style:text-properties fo:color="#cc0000" style:font-name="Ubuntu Mono1"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cc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mystifying</text:span></text:p>
            <text:p><text:span text:style-name="T2">std::function</text:span></text:p>
          </draw:text-box>
        </draw:frame>
        <draw:frame draw:style-name="gr1" draw:text-style-name="P2" draw:layer="layout" svg:width="13.926cm" svg:height="1.673cm" svg:x="2.032cm" svg:y="18.034cm">
          <draw:text-box>
            <text:p>Maciek Gajewski, <text:a xlink:href="mailto:maciej.gajewski0@gmail.com" xlink:type="simple">maciej.gajewski0@gmail.com</text:a></text:p>
            <text:p>October 2016</text:p>
          </draw:text-box>
        </draw:frame>
        <draw:frame draw:style-name="gr2" draw:text-style-name="P2" draw:layer="layout" svg:width="0.502cm" svg:height="1.187cm" svg:x="16.002cm" svg:y="5.33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std::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-erasing container</text:p>
              </text:list-item>
              <text:list-item>
                <text:p>Able to store at most one item</text:p>
              </text:list-item>
              <text:list-item>
                <text:p>Stores callable objects (functors, function point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sconce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d::function is the type of lambdas</text:p>
              </text:list-item>
              <text:list-item>
                <text:p>std::function requires some build-it magic to be implemented</text:p>
              </text:list-item>
              <text:list-item>
                <text:p>std::function is horribly s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 - examp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using Fun = std::function&lt;<text:span text:style-name="T3">double</text:span>(<text:span text:style-name="T3">double</text:span>, <text:span text:style-name="T3">double</text:span>)&gt;;</text:p>
            <text:p text:style-name="P4"/>
            <text:p text:style-name="P4">Fun f1; // default constructed</text:p>
            <text:p text:style-name="P4">assert(!f1); // converted to bool</text:p>
            <text:p text:style-name="P4"/>
            <text:p text:style-name="P4">// will throw std::bad_function_call if called</text:p>
            <text:p text:style-name="P4">// while empty</text:p>
            <text:p text:style-name="P4">f1(x, y); // &lt; -- will throw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– fn point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// Can be assigned function pointer</text:p>
            <text:p text:style-name="P4">Fun f2 = &amp;std::atan2;</text:p>
            <text:p text:style-name="P4">assert(!!f2);</text:p>
            <text:p text:style-name="P4"/>
            <text:p text:style-name="P4">// when invoked, invokes the pointed function</text:p>
            <text:p text:style-name="P4">double r1 = f2(x, y);</text:p>
            <text:p text:style-name="P4">double r2 = std::atan2(x, y);</text:p>
            <text:p text:style-name="P4"/>
            <text:p text:style-name="P4">assert(r1 == r2);</text:p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- functo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struct CounterFtor {</text:p>
            <text:p text:style-name="P4"><text:s text:c="4"/>int counter_ = 0;</text:p>
            <text:p text:style-name="P4"><text:s text:c="4"/>int operator() () { return counter_++; }</text:p>
            <text:p text:style-name="P4">};</text:p>
            <text:p text:style-name="P4"/>
            <text:p text:style-name="P4">using CounterFun = std::function&lt;int()&gt;;</text:p>
            <text:p text:style-name="P4"/>
            <text:p text:style-name="P4">CounterFun ctr1 = CounterFtor{};</text:p>
            <text:p text:style-name="P4">CounterFun ctr2 = [c=int{}]() mutable { return c++; };</text:p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- oth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// Can be cleared by assigning nullptr</text:p>
            <text:p text:style-name="P4">f2 = nullptr;</text:p>
            <text:p text:style-name="P4">assert(!f2);</text:p>
            <text:p text:style-name="P4"/>
            <text:p text:style-name="P4">// type of the stored functor can be retrieved</text:p>
            <text:p text:style-name="P4">const std::type_info&amp; ti = ctr1.target_type();</text:p>
            <text:p text:style-name="P4">assert(ti == typeof(CounterFtor));</text:p>
            <text:p text:style-name="P4"/>
            <text:p text:style-name="P4"/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Let's write one!</text:p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Let's write one!</text:p>
            <text:p><text:s/>But how?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4">template&lt;</text:span><text:span text:style-name="T5">???</text:span><text:span text:style-name="T4">&gt;</text:span></text:p>
            <text:p text:style-name="P6"><text:span text:style-name="T4">class function</text:span></text:p>
            <text:p text:style-name="P6"><text:span text:style-name="T4">{</text:span></text:p>
            <text:p text:style-name="P6"><text:span text:style-name="T4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4">template&lt;</text:span><text:span text:style-name="T5">???</text:span><text:span text:style-name="T4">&gt;</text:span></text:p>
            <text:p text:style-name="P6"><text:span text:style-name="T4">class function</text:span></text:p>
            <text:p text:style-name="P6"><text:span text:style-name="T4">{</text:span></text:p>
            <text:p text:style-name="P6"><text:span text:style-name="T4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draw:frame draw:style-name="gr5" draw:text-style-name="P7" draw:layer="layout" svg:width="16.817cm" svg:height="3.326cm" svg:x="9.652cm" svg:y="9.392cm">
          <draw:text-box>
            <text:p><text:span text:style-name="T6">What do we put in here?</text:span></text:p>
            <text:p><text:span text:style-name="T6"/></text:p>
          </draw:text-box>
        </draw:frame>
        <draw:line draw:style-name="gr6" draw:text-style-name="P8" draw:layer="layout" svg:x1="16.51cm" svg:y1="9.392cm" svg:x2="8.89cm" svg:y2="5.842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 text:style-name="P6"><text:span text:style-name="T4">template&lt;</text:span><text:span text:style-name="T5">???</text:span><text:span text:style-name="T4">&gt;</text:span></text:p>
            <text:p text:style-name="P6"><text:span text:style-name="T4">class function</text:span></text:p>
            <text:p text:style-name="P6"><text:span text:style-name="T4">{</text:span></text:p>
            <text:p text:style-name="P6"><text:span text:style-name="T4">};</text:span></text:p>
          </draw:text-box>
        </draw:frame>
        <draw:frame draw:style-name="gr4" draw:text-style-name="P2" draw:layer="layout" svg:width="0.502cm" svg:height="1.187cm" svg:x="17.526cm" svg:y="9.398cm">
          <draw:text-box>
            <text:p/>
          </draw:text-box>
        </draw:frame>
        <draw:frame draw:style-name="gr5" draw:text-style-name="P7" draw:layer="layout" svg:width="16.817cm" svg:height="3.326cm" svg:x="9.652cm" svg:y="9.392cm">
          <draw:text-box>
            <text:p><text:span text:style-name="T6">What do we put in here?</text:span></text:p>
            <text:p><text:span text:style-name="T6"/></text:p>
            <text:p><text:span text:style-name="T6">What can accept any of:</text:span></text:p>
          </draw:text-box>
        </draw:frame>
        <draw:line draw:style-name="gr6" draw:text-style-name="P8" draw:layer="layout" svg:x1="16.51cm" svg:y1="9.392cm" svg:x2="8.89cm" svg:y2="5.842cm">
          <text:p/>
        </draw:line>
        <draw:frame draw:style-name="gr4" draw:text-style-name="P9" draw:layer="layout" svg:width="18.037cm" svg:height="3.008cm" svg:x="9.144cm" svg:y="12.994cm">
          <draw:text-box>
            <text:p text:style-name="P4">function&lt;<text:span text:style-name="T7">int()</text:span>&gt;;</text:p>
            <text:p text:style-name="P4">function&lt;<text:span text:style-name="T7">void(int)</text:span>&gt;;</text:p>
            <text:p text:style-name="P4">function&lt;<text:span text:style-name="T7">const double&amp;(std::string*)</text:span>&gt;;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  <text:p text:style-name="P6"/>
            <text:p text:style-name="P6">FT x;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  <text:p text:style-name="P6"/>
            <text:p text:style-name="P6">FT x; // function declaration; same as:</text:p>
            <text:p text:style-name="P6">int x(double);</text:p>
            <text:p text:style-name="P6"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using FT = int(double);</text:p>
            <text:p text:style-name="P6"/>
            <text:p text:style-name="P6">FT x; // function declaration; same as:</text:p>
            <text:p text:style-name="P6">int x(double);</text:p>
            <text:p text:style-name="P6"/>
            <text:p text:style-name="P6">class Cls {</text:p>
            <text:p text:style-name="P6"><text:s text:c="4"/>FT method;</text:p>
            <text:p text:style-name="P6">};</text:p>
            <text:p text:style-name="P6"/>
            <text:p text:style-name="P6"/>
          </draw:text-box>
        </draw:frame>
        <draw:frame draw:style-name="gr4" draw:text-style-name="P2" draw:layer="layout" svg:width="8.228cm" svg:height="0.962cm" svg:x="1.524cm" svg:y="19.304cm">
          <draw:text-box>
            <text:p>C++ 14 standard, 8.3.5/6.3 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template&lt;typename FunType&gt;</text:p>
            <text:p text:style-name="P4">class function; // no definition</text:p>
            <text:p text:style-name="P4"/>
            <text:p text:style-name="P4">// partial specialization</text:p>
            <text:p text:style-name="P4">template&lt;typename Ret, typename Args...&gt;</text:p>
            <text:p text:style-name="P4">class function&lt;Ret(Args...)&gt;</text:p>
            <text:p text:style-name="P4">{</text:p>
            <text:p text:style-name="P4"><text:s text:c="4"/>// actual definition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 text:style-name="P4">template&lt;typename Ret, typename Args...&gt;</text:p>
            <text:p text:style-name="P4">class function&lt;Ret(Args...)&gt;</text:p>
            <text:p text:style-name="P4">{</text:p>
            <text:p text:style-name="P4">public:</text:p>
            <text:p text:style-name="P4"><text:s text:c="3"/>function();</text:p>
            <text:p text:style-name="P4"><text:s text:c="3"/>function(const function&amp;);</text:p>
            <text:p text:style-name="P4"><text:s text:c="3"/>template&lt;typename Ftor&gt; function(Ftor f);</text:p>
            <text:p text:style-name="P4"><text:s text:c="3"/>Ret operator()(Args... args) const;</text:p>
            <text:p text:style-name="P4"><text:s text:c="3"/>operator bool () const;</text:p>
            <text:p text:style-name="P4">};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8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4:07:02.817089342</meta:creation-date>
    <dc:date>2016-10-16T18:45:24.448739857</dc:date>
    <meta:editing-duration>PT3H5M8S</meta:editing-duration>
    <meta:editing-cycles>30</meta:editing-cycles>
    <meta:generator>LibreOffice/5.1.4.2$Linux_X86_64 LibreOffice_project/10m0$Build-2</meta:generator>
    <meta:document-statistic meta:object-count="99"/>
  </office:meta>
</office:document-meta>
</file>